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Lucida Grande1" svg:font-family="'Lucida Grande'" style:font-adornments="Bold"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s information</text:h>
      <text:h text:style-name="Heading_20_2" text:outline-level="2">Summary</text:h>
      <text:h text:style-name="Heading_20_3" text:outline-level="3">Vision</text:h>
      <text:h text:style-name="Heading_20_3" text:outline-level="3">Features</text:h>
      <text:p text:style-name="Standard"/>
      <text:p text:style-name="Standard"/>
      <text:h text:style-name="Heading_20_2" text:outline-level="2">Modules</text:h>
      <text:h text:style-name="Heading_20_3" text:outline-level="3">Contact form</text:h>
      <text:h text:style-name="Heading_20_3" text:outline-level="3">Themes</text:h>
      <text:h text:style-name="Heading_20_3" text:outline-level="3">Blog</text:h>
      <text:h text:style-name="Heading_20_3" text:outline-level="3">News</text:h>
      <text:p text:style-name="P1">Definition</text:p>
      <text:p text:style-name="Text_20_body">Enable to add content as news, filtered by dates, tags and categories. It is possible to add several news page on the CMS. Each page can limit the news by the available filters.</text:p>
      <text:p text:style-name="Text_20_body"/>
      <text:h text:style-name="Heading_20_3" text:outline-level="3">www</text:h>
      <text:h text:style-name="Heading_20_3" text:outline-level="3">Product and online-store</text:h>
      <text:h text:style-name="Heading_20_3" text:outline-level="3">User profile</text:h>
      <text:h text:style-name="Heading_20_3" text:outline-level="3">Thumbnail generation</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Grande1" svg:font-family="'Lucida Grande'" style:font-adornments="Bold"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Lucida Grande"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0080" style:font-name="Lucida Grand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ucida Grande1" fo:font-size="12pt" fo:font-weight="normal"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6T17:47:05</meta:creation-date>
    <dc:date>2010-01-06T19:01:38</dc:date>
    <meta:editing-duration>PT01H14M21S</meta:editing-duration>
    <meta:editing-cycles>4</meta:editing-cycles>
    <meta:generator>OpenOffice.org/3.1$Unix OpenOffice.org_project/310m19$Build-9420</meta:generator>
    <meta:document-statistic meta:table-count="0" meta:image-count="0" meta:object-count="0" meta:page-count="1" meta:paragraph-count="15" meta:word-count="53" meta:character-count="320"/>
  </office:meta>
</office:document-meta>
</file>